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verbatim">
      <style:text-properties fo:font-weight="bold" style:font-weight-asian="bold" style:font-weight-complex="bold"/>
    </style:style>
    <style:style style:name="P14" style:family="paragraph" style:parent-style-name="verbatim">
      <style:paragraph-properties fo:text-align="start" style:justify-single-word="false"/>
    </style:style>
    <style:style style:name="P15" style:family="paragraph" style:parent-style-name="verbatim">
      <style:text-properties fo:font-weight="normal" style:font-weight-asian="normal" style:font-weight-complex="normal"/>
    </style:style>
    <style:style style:name="P16" style:family="paragraph" style:parent-style-name="Heading_20_2">
      <style:paragraph-properties fo:break-before="page"/>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Text_20_body">
      <style:text-properties style:font-name="Liberation Sans1" style:font-name-asian="DejaVu Sans" style:font-name-complex="Lohit Hindi"/>
    </style:style>
    <style:style style:name="P20" style:family="paragraph" style:parent-style-name="Text_20_body" style:list-style-name="L1">
      <style:text-properties style:font-name="Liberation Sans1" style:font-name-asian="DejaVu Sans" style:font-name-complex="Lohit Hindi"/>
    </style:style>
    <style:style style:name="P21" style:family="paragraph" style:parent-style-name="Text_20_body" style:list-style-name="L2">
      <style:text-properties style:font-name="Liberation Sans1" style:font-name-asian="DejaVu Sans" style:font-name-complex="Lohit Hindi"/>
    </style:style>
    <style:style style:name="P22" style:family="paragraph" style:parent-style-name="Text_20_body" style:list-style-name="L3">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5"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6" style:family="paragraph" style:parent-style-name="Text_20_body" style:list-style-name="L5"/>
    <style:style style:name="P27" style:family="paragraph" style:parent-style-name="Text_20_body" style:list-style-name="L7"/>
    <style:style style:name="P28" style:family="paragraph" style:parent-style-name="Text_20_body">
      <style:text-properties fo:font-style="normal" style:font-style-asian="normal" style:font-style-complex="normal"/>
    </style:style>
    <style:style style:name="P29" style:family="paragraph" style:parent-style-name="Text_20_body" style:list-style-name="L7">
      <style:text-properties fo:font-style="normal" style:font-style-asian="normal" style:font-style-complex="normal"/>
    </style:style>
    <style:style style:name="P30" style:family="paragraph" style:parent-style-name="Text_20_body" style:list-style-name="L8">
      <style:text-properties fo:font-style="normal" style:font-style-asian="normal" style:font-style-complex="normal"/>
    </style:style>
    <style:style style:name="P31" style:family="paragraph" style:parent-style-name="Text_20_body" style:list-style-name="L8"/>
    <style:style style:name="P32" style:family="paragraph" style:parent-style-name="Text_20_body">
      <style:text-properties fo:font-style="italic" style:font-style-asian="italic" style:font-style-complex="italic"/>
    </style:style>
    <style:style style:name="P33" style:family="paragraph" style:parent-style-name="Text_20_body" style:list-style-name="L9"/>
    <style:style style:name="P34" style:family="paragraph" style:parent-style-name="Text_20_body">
      <style:text-properties fo:font-weight="bold" style:font-weight-asian="bold" style:font-weight-complex="bold"/>
    </style:style>
    <style:style style:name="P35" style:family="paragraph" style:parent-style-name="Text_20_body" style:list-style-name="L13">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paragraph-properties fo:break-before="page"/>
    </style:style>
    <style:style style:name="P44" style:family="paragraph" style:parent-style-name="Text_20_body">
      <style:paragraph-properties fo:break-before="page"/>
      <style:text-properties fo:font-weight="bold" style:font-weight-asian="bold" style:font-weight-complex="bold"/>
    </style:style>
    <style:style style:name="P45" style:family="paragraph" style:parent-style-name="Text_20_body">
      <style:paragraph-properties fo:break-before="page"/>
      <style:text-properties fo:font-weight="normal" style:font-weight-asian="normal" style:font-weight-complex="normal"/>
    </style:style>
    <style:style style:name="P46" style:family="paragraph" style:parent-style-name="Text_20_body">
      <style:paragraph-properties fo:break-before="page"/>
      <style:text-properties fo:font-style="italic" style:font-style-asian="italic" style:font-style-complex="italic"/>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font-weight-asian="bold"/>
    </style:style>
    <style:style style:name="T23"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6"><text:title>Aprx 1.96 Manual</text:title></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7">1 <text:s/>What is APRX?<text:tab/> <text:s/>2</text:p>
          <text:p text:style-name="P17">2 <text:s/>Configuration Examples:<text:tab/> <text:s/>3</text:p>
          <text:p text:style-name="P18">2 <text:s/>Minimal Configuration of Rx-iGate<text:tab/> <text:s/>3</text:p>
          <text:p text:style-name="P18">3 <text:s/>Minimal Configuration APRS Digipeater<text:tab/> <text:s/>4</text:p>
          <text:p text:style-name="P18">4 <text:s/>Combined APRS Digipeater and Rx-iGate<text:tab/> <text:s/>5</text:p>
          <text:p text:style-name="P18">5 <text:s/>Doing Transmit-iGate<text:tab/> <text:s/>6</text:p>
          <text:p text:style-name="P18">6 <text:s/>Digipeater and Transmit-iGate<text:tab/> <text:s/>7</text:p>
          <text:p text:style-name="P18">7 <text:s/>A Fill-In Digipeater<text:tab/> <text:s/>8</text:p>
          <text:p text:style-name="P18">8 <text:s/>Using Multiple Radios<text:tab/> <text:s/>9</text:p>
          <text:p text:style-name="P18">9 <text:s/>A Digipeater with Multiple Radios<text:tab/> <text:s/>10</text:p>
          <text:p text:style-name="P18">10 <text:s/>A Bi-Directional Cross-band Digipeater<text:tab/> <text:s/>11</text:p>
          <text:p text:style-name="P18">11 <text:s/>Limited Service Area Digipeater<text:tab/> <text:s/>12</text:p>
          <text:p text:style-name="P17">3 <text:s/>Configuration in details<text:tab/> <text:s/>13</text:p>
          <text:p text:style-name="P18">1 <text:s/>Aprx Configuration Parameter Types<text:tab/> <text:s/>14</text:p>
          <text:p text:style-name="P18">2 <text:s/>The “mycall” Parameter<text:tab/> <text:s/>15</text:p>
          <text:p text:style-name="P18">3 <text:s/>The “&lt;aprsis&gt;” section<text:tab/> <text:s/>15</text:p>
          <text:p text:style-name="P18">4 <text:s/>The “&lt;logging&gt;” section<text:tab/> <text:s/>16</text:p>
          <text:p text:style-name="P18">5 <text:s/>The “&lt;interface&gt;” sections<text:tab/> <text:s/>17</text:p>
          <text:p text:style-name="P18">6 <text:s/>The “&lt;beacon&gt;” sections<text:tab/> <text:s/>22</text:p>
          <text:p text:style-name="P18">7 <text:s/>The “&lt;digipeater&gt;” sections<text:tab/> <text:s/>25</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06</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20">APRS iGate</text:p>
        </text:list-item>
        <text:list-item>
          <text:p text:style-name="P20">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100 MB ram disk,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
      <text:list xml:id="list678684551" text:continue-list="list1976507326" text:style-name="Outline">
        <text:list-item>
          <text:h text:style-name="P12" text:outline-level="1">Configuration Examples:</text:h>
          <text:list text:style-name="Numbering_20_2">
            <text:list-item>
              <text:h text:style-name="Heading_20_2" text:outline-level="2"><text:span text:style-name="T2">Minimal C</text:span>onfiguration<text:span text:style-name="T2"> of Rx-iGate</text:span></text:h>
            </text:list-item>
          </text:list>
        </text:list-item>
      </text:list>
      <text:p text:style-name="P8">To make a receive-only iGate, <text:s/>you need simply to configure:</text:p>
      <text:list xml:id="list353296707" text:style-name="L2">
        <text:list-item>
          <text:p text:style-name="P21">mycall parameter</text:p>
        </text:list-item>
        <text:list-item>
          <text:p text:style-name="P21">APRSIS network connection</text:p>
        </text:list-item>
        <text:list-item>
          <text:p text:style-name="P21">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
      <text:list xml:id="list835934897" text:continue-list="list678684551" text:style-name="Numbering_20_2">
        <text:list-item>
          <text:list>
            <text:list-item>
              <text:h text:style-name="P16" text:outline-level="2">Minimal Configuration APRS Digipeater</text:h>
            </text:list-item>
          </text:list>
        </text:list-item>
      </text:list>
      <text:p text:style-name="P8">To make a single interface digipeater, you will need:</text:p>
      <text:list xml:id="list571959588" text:style-name="L3">
        <text:list-item>
          <text:p text:style-name="P22">mycall parameter</text:p>
        </text:list-item>
        <text:list-item>
          <text:p text:style-name="P22">&lt;interface&gt; definition</text:p>
        </text:list-item>
        <text:list-item>
          <text:p text:style-name="P22">&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0">tx-ok <text:s text:c="8"/>true</text:span></text:p>
      <text:p text:style-name="verbatim"><text:tab/>&lt;/interface&gt;</text:p>
      <text:p text:style-name="verbatim"/>
      <text:p text:style-name="verbatim"><text:tab/><text:span text:style-name="T10">&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p text:style-name="P9"/>
      <text:list xml:id="list2165481058" text:continue-list="list835934897" text:style-name="Numbering_20_2">
        <text:list-item>
          <text:list>
            <text:list-item>
              <text:h text:style-name="P16"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
      <text:p text:style-name="P9"/>
      <text:list xml:id="list2059172376" text:continue-numbering="true" text:style-name="Numbering_20_2">
        <text:list-item>
          <text:list>
            <text:list-item>
              <text:h text:style-name="P16" text:outline-level="2">Doing Transmit-iGate</text:h>
            </text:list-item>
          </text:list>
        </text:list-item>
      </text:list>
      <text:p text:style-name="P9"/>
      <text:p text:style-name="P10">At the time of the writing, doing Tx-iGate is still lacking some bits necessary for full function.</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text:tab/>APRSIS</text:p>
      <text:p text:style-name="P3"><text:tab/><text:tab/><text:tab/>digi-mode<text:tab/><text:tab/>3rd-party</text:p>
      <text:p text:style-name="P3"><text:tab/><text:tab/><text:tab/>filter<text:tab/><text:tab/>t/m</text:p>
      <text:p text:style-name="P3"><text:tab/><text:tab/>&lt;/source&gt;</text:p>
      <text:p text:style-name="P4"><text:tab/>&lt;/digipeater&gt;</text:p>
      <text:p text:style-name="P5"/>
      <text:p text:style-name="P9"/>
      <text:p text:style-name="P9">This is Rx/Tx-iGate in a form that Aprx version 1.96 can do.</text:p>
      <text:p text:style-name="P9">It does omit couple important bits on controlling transmission from APRSIS to radio, and thus a kludge definition of filtering “pass only type M packets” (APRS Messages).</text:p>
      <text:p text:style-name="P9"/>
      <text:p text:style-name="P9"/>
      <text:list xml:id="list2148658596" text:continue-numbering="true" text:style-name="Numbering_20_2">
        <text:list-item>
          <text:list>
            <text:list-item>
              <text:h text:style-name="P16"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1319990880" text:continue-numbering="true" text:style-name="Numbering_20_2">
        <text:list-item>
          <text:list>
            <text:list-item>
              <text:h text:style-name="P16"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1193218378" text:continue-numbering="true" text:style-name="Numbering_20_2">
        <text:list-item>
          <text:list>
            <text:list-item>
              <text:h text:style-name="P16" text:outline-level="2">Using Multiple Radios</text:h>
            </text:list-item>
          </text:list>
        </text:list-item>
      </text:list>
      <text:p text:style-name="P9">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4">On Linux: Any AX.25 network attached devices</text:p>
        </text:list-item>
        <text:list-item>
          <text:p text:style-name="P24">On any POSIX system: any serial ports available through “tty” interfaces</text:p>
        </text:list-item>
        <text:list-item>
          <text:p text:style-name="P24">Remote network terminal server serial ports over TCP/IP networking</text:p>
        </text:list-item>
      </text:list>
      <text:p text:style-name="P9"/>
      <text:p text:style-name="P9">On serial ports, following protocols can be used:</text:p>
      <text:list xml:id="list777700585" text:style-name="L5">
        <text:list-item>
          <text:p text:style-name="P26"><text:span text:style-name="T7">Plain basic </text:span><text:span text:style-name="T8">KISS</text:span><text:span text:style-name="T7">: Binary transparent, decently quick.</text:span></text:p>
        </text:list-item>
        <text:list-item>
          <text:p text:style-name="P26"><text:span text:style-name="T8">SMACK</text:span><text:span text:style-name="T7">: A CRC16 two-byte CRC checksum on serial port KISS communication. <text:s/>Recommended mode for KISS operation.</text:span></text:p>
        </text:list-item>
        <text:list-item>
          <text:p text:style-name="P26"><text:span text:style-name="T7">XOR checksum on KISS: So called “</text:span><text:span text:style-name="T8">BPQCRC</text:span><text:span text:style-name="T7">”. <text:s/>Not recommended because it is unable to really detect data that has broken during serial port transmission. Slightly better than plain basic KISS.</text:span></text:p>
        </text:list-item>
        <text:list-item>
          <text:p text:style-name="P26"><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
      <text:list xml:id="list1225446279" text:continue-list="list1193218378" text:style-name="Numbering_20_2">
        <text:list-item>
          <text:list>
            <text:list-item>
              <text:h text:style-name="P16"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2</text:p>
      <text:p text:style-name="P3"><text:tab/><text:tab/>&lt;/source&gt;</text:p>
      <text:p text:style-name="P3"><text:tab/><text:tab/>&lt;source&gt;</text:p>
      <text:p text:style-name="P3"><text:tab/><text:tab/><text:tab/>source <text:s/>N0CALL-3</text:p>
      <text:p text:style-name="P3"><text:tab/><text:tab/>&lt;/source&gt;</text:p>
      <text:p text:style-name="P4"><text:tab/>&lt;/digipeater&gt;</text:p>
      <text:p text:style-name="P5"/>
      <text:p text:style-name="P9"/>
      <text:p text:style-name="P9">Adding there a source of APRSIS will merge in Tx-iGate function, as shown before.</text:p>
      <text:p text:style-name="P9">It is trivial to make a multiple receiver, single transmitter APRS Digipeater with this.</text:p>
      <text:p text:style-name="P9"/>
      <text:list xml:id="list1211618037" text:continue-numbering="true" text:style-name="Numbering_20_2">
        <text:list-item>
          <text:list>
            <text:list-item>
              <text:h text:style-name="P16"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list xml:id="list459183070" text:continue-numbering="true" text:style-name="Numbering_20_2">
        <text:list-item>
          <text:list>
            <text:list-item>
              <text:h text:style-name="P16"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9"/>
      <text:list xml:id="list608060929" text:continue-list="list459183070"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5">mycall </text:p>
        </text:list-item>
        <text:list-item>
          <text:p text:style-name="P25">&lt;aprsis&gt;</text:p>
        </text:list-item>
        <text:list-item>
          <text:p text:style-name="P25">&lt;logging&gt;</text:p>
        </text:list-item>
        <text:list-item>
          <text:p text:style-name="P25">&lt;interface&gt;</text:p>
        </text:list-item>
        <text:list-item>
          <text:p text:style-name="P25">&lt;digipeater&gt;</text:p>
        </text:list-item>
      </text:list>
      <text:p text:style-name="P9">Each section contains one or more of configuration entries with case depending type of parameters.</text:p>
      <text:p text:style-name="P9"/>
      <text:list xml:id="list879468180" text:style-name="Numbering_20_2">
        <text:list-item>
          <text:h text:style-name="P16" text:outline-level="2">Aprx Configuration Parameter Types</text:h>
        </text:list-item>
      </text:list>
      <text:p text:style-name="P9">The Aprx configuration has following types of parameters on configuration entries:</text:p>
      <text:list xml:id="list1127510757" text:style-name="L10">
        <text:list-item>
          <text:p text:style-name="P37"><text:span text:style-name="T7">Parameters can be without quotes, when such are not necessary to embed spaces, or to have arbitrary binary content.</text:span></text:p>
        </text:list-item>
        <text:list-item>
          <text:p text:style-name="P37"><text:span text:style-name="T7">Any parameter can be quoted by single or double quotes: <text:s/></text:span><text:span text:style-name="T19">“ .. “ </text:span><text:span text:style-name="T7"><text:s text:c="2"/></text:span><text:span text:style-name="T19">' .. '</text:span></text:p>
        </text:list-item>
        <text:list-item>
          <text:p text:style-name="P37"><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37"><text:span text:style-name="T7">Arbitrary binary parameter content is usable only where especially mentioned, otherwise at least </text:span><text:span text:style-name="T19">“\x00”</text:span><text:span text:style-name="T7"> is forbidden.</text:span></text:p>
        </text:list-item>
        <text:list-item>
          <text:p text:style-name="P37"><text:span text:style-name="T7">UTF-8 characters are usable in parameters with and without quotes.</text:span></text:p>
        </text:list-item>
        <text:list-item>
          <text:p text:style-name="P37"><text:span text:style-name="T7">Callsign definitions (see below)</text:span></text:p>
        </text:list-item>
        <text:list-item>
          <text:p text:style-name="P37"><text:span text:style-name="T7">Interval definitions (see below)</text:span></text:p>
        </text:list-item>
        <text:list-item>
          <text:p text:style-name="P37"><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9"/>
      <text:p text:style-name="P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text:tab/>2m2s</text:p>
      <text:p text:style-name="verbatim"><text:tab/>1h</text:p>
      <text:p text:style-name="P9"/>
      <text:p text:style-name="P9">The multiplier characters are:</text:p>
      <text:list xml:id="list960136609" text:style-name="L11">
        <text:list-item>
          <text:p text:style-name="P38"><text:span text:style-name="T7">s (S): <text:s/>Seconds, the default</text:span></text:p>
        </text:list-item>
        <text:list-item>
          <text:p text:style-name="P38"><text:span text:style-name="T7">m (M): Minutes</text:span></text:p>
        </text:list-item>
        <text:list-item>
          <text:p text:style-name="P38"><text:span text:style-name="T7">h (H): Hours</text:span></text:p>
        </text:list-item>
        <text:list-item>
          <text:p text:style-name="P38"><text:span text:style-name="T7">d (D): Days</text:span></text:p>
        </text:list-item>
        <text:list-item>
          <text:p text:style-name="P38"><text:span text:style-name="T7">w (W): Weeks</text:span></text:p>
        </text:list-item>
      </text:list>
      <text:p text:style-name="Text_20_body"><text:span text:style-name="T7"/></text:p>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text:span><text:soft-page-break/><text:span text:style-name="T7">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9"/>
      <text:list xml:id="list1670944954" text:continue-list="list879468180" text:style-name="Numbering_20_2">
        <text:list-item>
          <text:h text:style-name="Heading_20_2" text:outline-level="2">The “mycall” Parameter</text:h>
        </text:list-item>
      </text:list>
      <text:p text:style-name="P9">The <text:s/><text:span text:style-name="T11">mycall</text:span> <text:s/>entry is just one global definition to help default configuration to be minimalistic by not needing copying your callsign all over the place in the usual case of single radio interface setup.</text:p>
      <text:p text:style-name="P9"/>
      <text:list xml:id="list338755277" text:continue-numbering="true" text:style-name="Numbering_20_2">
        <text:list-item>
          <text:h text:style-name="Heading_20_2"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27">login <text:span text:style-name="T11">callsign</text:span></text:p>
        </text:list-item>
        <text:list-item>
          <text:p text:style-name="P29">heartbeat-timeout <text:span text:style-name="T11">interval-definition</text:span></text:p>
        </text:list-item>
        <text:list-item>
          <text:p text:style-name="P29">filter <text:span text:style-name="T11">adjunct-filter-entry</text:span></text:p>
        </text:list-item>
      </text:list>
      <text:p text:style-name="P28"><text:span text:style-name="T14"/></text:p>
      <text:p text:style-name="P28">The <text:span text:style-name="T11">login</text:span> defaults to global <text:span text:style-name="T11">$mycall</text:span>, thus it is not necessary to define.</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8">http://www.aprs-is.net/javAPRSFilter.aspx</text:span></text:a></text:p>
      <text:p text:style-name="P28"/>
      <text:list xml:id="list2051311860" text:continue-list="list338755277" text:style-name="Numbering_20_2">
        <text:list-item>
          <text:h text:style-name="P16" text:outline-level="2">The “&lt;logging&gt;” section</text:h>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31">aprxlog <text:span text:style-name="T11">filename</text:span></text:p>
        </text:list-item>
        <text:list-item>
          <text:p text:style-name="P31"><text:span text:style-name="T14">rflog </text:span><text:span text:style-name="T11">filename</text:span></text:p>
        </text:list-item>
        <text:list-item>
          <text:p text:style-name="P31"><text:span text:style-name="T14">pidfile </text:span><text:span text:style-name="T11">filename</text:span></text:p>
        </text:list-item>
        <text:list-item>
          <text:p text:style-name="P30">erlangfile <text:span text:style-name="T11">filename</text:span></text:p>
        </text:list-item>
        <text:list-item>
          <text:p text:style-name="P30">erlang-loglevel <text:span text:style-name="T11">loglevel</text:span></text:p>
        </text:list-item>
        <text:list-item>
          <text:p text:style-name="P30">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25764751" text:continue-list="list2051311860" text:style-name="Numbering_20_2">
        <text:list-item>
          <text:h text:style-name="P16"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33">Linux AX.25 devices (ax25-device)</text:p>
        </text:list-item>
        <text:list-item>
          <text:p text:style-name="P33">Generic POSIX serial ports (serial-device)</text:p>
        </text:list-item>
        <text:list-item>
          <text:p text:style-name="P33">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36">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4"><text:span text:style-name="T14"/></text:p>
      <text:p text:style-name="P44"><text:span text:style-name="T14"/></text:p>
      <text:p text:style-name="P34"><text:span text:style-name="T14">The KISS variations:</text:span></text:p>
      <text:p text:style-name="P36"><text:span text:style-name="T14">The Aprx knows three variations of basic Chepponis/Karn KISS protocol, listed below in preference order:</text:span></text:p>
      <text:list xml:id="list657788431" text:style-name="L13">
        <text:list-item>
          <text:p text:style-name="P40"><text:span text:style-name="T16">S</text:span><text:span text:style-name="T17">tuttgart </text:span><text:span text:style-name="T16">M</text:span><text:span text:style-name="T17">odified </text:span><text:span text:style-name="T15">A</text:span><text:span text:style-name="T17">mateur-radio-</text:span><text:span text:style-name="T15">C</text:span><text:span text:style-name="T17">RC-</text:span><text:span text:style-name="T15">K</text:span><text:span text:style-name="T17">ISS (</text:span><text:span text:style-name="T15">SMACK</text:span><text:span text:style-name="T17">)</text:span></text:p>
        </text:list-item>
        <text:list-item>
          <text:p text:style-name="P35"><text:span text:style-name="T14">BPQCRC</text:span><text:span text:style-name="T17"> alias </text:span><text:span text:style-name="T14">XKISS</text:span></text:p>
        </text:list-item>
        <text:list-item>
          <text:p text:style-name="P40"><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XKISS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Text_20_body"><text:span text:style-name="T17">If at all possible, do choose to use SMACK!</text:span></text:p>
      <text:p text:style-name="Text_20_body"><text:span text:style-name="T17">It is available for TNC2 clones from:</text:span></text:p>
      <text:p text:style-name="Text_20_body"><text:span text:style-name="T17"><text:tab/></text:span><text:a xlink:type="simple" xlink:href="http://www.symek.com/g/tnc2firmware.html"><text:span text:style-name="T20">http://www.symek.com/g/tnc2firmware.html</text:span></text:a></text:p>
      <text:p text:style-name="P36"><text:span text:style-name="T14"/></text:p>
      <text:p text:style-name="P34">Linux AX25-DEVICE:</text:p>
      <text:p text:style-name="verbatim"><text:tab/>&lt;interface&gt;</text:p>
      <text:p text:style-name="verbatim"><text:tab/><text:tab/>ax25-device<text:tab/><text:span text:style-name="T11">callsign</text:span></text:p>
      <text:p text:style-name="verbatim"><text:tab/><text:tab/>tx-ok<text:tab/> <text:s/><text:tab/><text:span text:style-name="T11">boolean</text:span></text:p>
      <text:p text:style-name="verbatim"><text:span text:style-name="T11"><text:tab/><text:tab/></text:span><text:span text:style-name="T14">alias<text:tab/><text:tab/>RELAY,TRACE,WIDE</text:span></text:p>
      <text:p text:style-name="verbatim"><text:tab/>&lt;/interface&gt;</text:p>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Text_20_body"><text:soft-page-break/><text:span text:style-name="T14"/></text:p>
      <text:p text:style-name="P34"><text:span text:style-name="T14">POSIX serial-port devices, KISS mode, sub-interface 0:</text:span></text:p>
      <text:p text:style-name="P14"><text:tab/>&lt;interface&gt;<text:line-break/><text:span text:style-name="T10"><text:tab/><text:tab/>serial-device<text:tab/></text:span><text:span text:style-name="T12">devicepath speed </text:span><text:span text:style-name="T15">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P43"><text:span text:style-name="T14"/></text:p>
      <text:p text:style-name="P34"><text:span text:style-name="T14">POSIX serial-port devices, KISS mode, multiple sub-interfaces:</text:span></text:p>
      <text:p text:style-name="verbatim"><text:tab/>&lt;interface&gt;</text:p>
      <text:p text:style-name="P3"><text:tab/><text:tab/>serial-device<text:tab/><text:span text:style-name="T11">devicepath speed </text:span><text:span text:style-name="T14">KISS</text:span></text:p>
      <text:p text:style-name="verbatim"><text:span text:style-name="T14"><text:tab/><text:tab/>initstring<text:tab/>“</text:span><text:span text:style-name="T11">init-string-content</text:span><text:span text:style-name="T14">”</text:span></text:p>
      <text:p text:style-name="verbatim"><text:span text:style-name="T14"><text:tab/><text:tab/>timeout<text:tab/><text:tab/></text:span><text:span text:style-name="T11">interval-definition</text:span></text:p>
      <text:p text:style-name="verbatim"><text:span text:style-name="T14"><text:tab/><text:tab/>&lt;kiss-subif 0&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span text:style-name="T14"><text:tab/><text:tab/>&lt;kiss-subif 1&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7">On each &lt;kiss-subif N&gt; sub-sections you can use:</text:span></text:p>
      <text:list xml:id="list445231446" text:style-name="L12">
        <text:list-item>
          <text:p text:style-name="P39"><text:span text:style-name="T14">The </text:span><text:span text:style-name="T11">tx-ok</text:span><text:span text:style-name="T14"> entry (default value: “false”) to control whether or not the sub-interface is capable to transmit something.</text:span></text:p>
        </text:list-item>
        <text:list-item>
          <text:p text:style-name="P39">The <text:span text:style-name="T11">callsign</text:span><text:span text:style-name="T14"> entry to give unique identity for the sub-interface. For transmit capable sub-interfaces it must be of valid AX.25 callsign form.</text:span></text:p>
        </text:list-item>
        <text:list-item>
          <text:p text:style-name="P39"><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text:span></text:p>
        </text:list-item>
      </text:list>
      <text:p text:style-name="Text_20_body"><text:span text:style-name="T14"/></text:p>
      <text:p text:style-name="P34"><text:span text:style-name="T14"/></text:p>
      <text:p text:style-name="P45"><text:span text:style-name="T14"/></text:p>
      <text:p text:style-name="P34"><text:span text:style-name="T14">POSIX serial-port devices, TNC2 mode:</text:span></text:p>
      <text:p text:style-name="verbatim"><text:tab/>&lt;interface&gt;</text:p>
      <text:p text:style-name="P3"><text:tab/><text:tab/>serial-device<text:tab/><text:span text:style-name="T11">devicepath speed </text:span><text:span text:style-name="T14">TNC2</text:span></text:p>
      <text:p text:style-name="verbatim"><text:span text:style-name="T14"><text:tab/><text:tab/>callsign<text:tab/><text:tab/></text:span><text:span text:style-name="T11">callsign</text:span></text:p>
      <text:p text:style-name="verbatim"><text:span text:style-name="T14"><text:tab/><text:tab/>timeout<text:tab/><text:tab/></text:span><text:span text:style-name="T11">interval-definition</text:span></text:p>
      <text:p text:style-name="verbatim"><text:span text:style-name="T14"><text:tab/><text:tab/>initstring<text:tab/>“</text:span><text:span text:style-name="T11">init-string-content</text:span><text:span text:style-name="T14">”</text:span></text:p>
      <text:p text:style-name="verbatim"><text:tab/>&lt;/interface&gt;</text:p>
      <text:p text:style-name="Text_20_body"><text:span text:style-name="T1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span></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p text:style-name="P45"><text:span text:style-name="T14"/></text:p>
      <text:p text:style-name="P34"><text:span text:style-name="T14">Networked <text:s/>tcp-stream connected terminal devices:</text:span></text:p>
      <text:p text:style-name="verbatim"><text:tab/>&lt;interface&gt;</text:p>
      <text:p text:style-name="P3"><text:tab/><text:tab/>tcp-device<text:tab/>hostname-or-ip-address portnumber<text:span text:style-name="T11"> </text:span><text:span text:style-name="T14">KISS</text:span></text:p>
      <text:p text:style-name="verbatim"><text:span text:style-name="T11"><text:tab/>....................</text:span></text:p>
      <text:p text:style-name="verbatim"><text:tab/>&lt;/interface&gt;</text:p>
      <text:p text:style-name="verbatim"/>
      <text:p text:style-name="verbatim"><text:tab/>&lt;interface&gt;</text:p>
      <text:p text:style-name="P3"><text:tab/><text:tab/>tcp-device<text:tab/>hostname-or-ip-address portnumber<text:span text:style-name="T11"> </text:span><text:span text:style-name="T14">TNC</text:span></text:p>
      <text:p text:style-name="verbatim"><text:span text:style-name="T11"><text:tab/>....................</text:span></text:p>
      <text:p text:style-name="verbatim"><text:tab/>&lt;/interface&gt;</text:p>
      <text:p text:style-name="P34"><text:span text:style-name="T14"/></text:p>
      <text:p text:style-name="P34"><text:span text:style-name="T17">These work identical to local physical serial ports described above.</text:span></text:p>
      <text:p text:style-name="P34"><text:span text:style-name="T17">The <text:s/></text:span><text:span text:style-name="T13">hostname-or-ip-address</text:span><text:span text:style-name="T17"> and </text:span><text:span text:style-name="T13">portnumber</text:span><text:span text:style-name="T1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4"><text:span text:style-name="T17"/></text:p>
      <text:list xml:id="list1205190461" text:continue-list="list225764751" text:style-name="Numbering_20_2">
        <text:list-item>
          <text:h text:style-name="P16"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6"/>
      <text:p text:style-name="P36">The &lt;beacon&gt; section has following entries:</text:p>
      <text:list xml:id="list1312845387" text:style-name="L14">
        <text:list-item>
          <text:p text:style-name="P41"><text:span text:style-name="T21">cycle-size </text:span><text:span text:style-name="T13">interval</text:span></text:p>
        </text:list-item>
        <text:list-item>
          <text:p text:style-name="P41"><text:span text:style-name="T17">beaconmode </text:span><text:span text:style-name="T13">{ aprsis | both | radio }</text:span></text:p>
        </text:list-item>
        <text:list-item>
          <text:p text:style-name="P41"><text:span text:style-name="T17">beacon ...</text:span></text:p>
        </text:list-item>
      </text:list>
      <text:p text:style-name="Text_20_body"><text:span text:style-name="T17"/></text:p>
      <text:p text:style-name="Text_20_body"><text:span text:style-name="T17">The <text:s/></text:span><text:span text:style-name="T13">cycle-size</text:span><text:span text:style-name="T17"> <text:s/>entry is global setter of beacon transmission cycle. <text:s text:c="2"/>Default value is 20 minutes, but if you want to beacon 3 different beacons on average 10 minutes in between each, use interval value: <text:s/>30m</text:span></text:p>
      <text:p text:style-name="Text_20_body"><text:span text:style-name="T17"/></text:p>
      <text:p text:style-name="Text_20_body"><text:span text:style-name="T17">The <text:s/></text:span><text:span text:style-name="T13">beaconmode <text:s/></text:span><text:span text:style-name="T17"><text:s/>setting defaults to <text:s/></text:span><text:span text:style-name="T13">both</text:span><text:span text:style-name="T17"> at the start of &lt;beacon&gt; section,, and affects <text:s/></text:span><text:span text:style-name="T13">beacon</text:span><text:span text:style-name="T17"> <text:s/>entries following the setting, until a new setting. <text:s/>The <text:s/></text:span><text:span text:style-name="T13">aprsis</text:span><text:span text:style-name="T17"> <text:s/>setting will send following beacons only to APRSIS, <text:s/>and the <text:s/></text:span><text:span text:style-name="T13">radio</text:span><text:span text:style-name="T17"> <text:s/>setting will send following beacons only to radio interface(s).</text:span></text:p>
      <text:p text:style-name="Text_20_body"><text:span text:style-name="T17"/></text:p>
      <text:p text:style-name="Text_20_body"><text:span text:style-name="T17">The </text:span><text:span text:style-name="T13">beacon</text:span><text:span text:style-name="T17"> entry parameters:</text:span></text:p>
      <text:list xml:id="list947878801" text:style-name="L15">
        <text:list-item>
          <text:p text:style-name="P42"><text:span text:style-name="T17">to </text:span><text:span text:style-name="T13">interface-callsign</text:span></text:p>
        </text:list-item>
        <text:list-item>
          <text:p text:style-name="P42"><text:span text:style-name="T17">for </text:span><text:span text:style-name="T13">callsign</text:span></text:p>
        </text:list-item>
        <text:list-item>
          <text:p text:style-name="P42"><text:span text:style-name="T17">dest </text:span><text:span text:style-name="T13">callsign</text:span></text:p>
        </text:list-item>
        <text:list-item>
          <text:p text:style-name="P42"><text:span text:style-name="T17">via “</text:span><text:span text:style-name="T13">viapath</text:span><text:span text:style-name="T17">”</text:span></text:p>
        </text:list-item>
        <text:list-item>
          <text:p text:style-name="P42"><text:span text:style-name="T17">timefix</text:span></text:p>
        </text:list-item>
      </text:list>
      <text:p text:style-name="P32"><text:span text:style-name="T21"/></text:p>
      <text:p text:style-name="P32"><text:span text:style-name="T21">... continued ...</text:span></text:p>
      <text:p text:style-name="P32"><text:span text:style-name="T21"/></text:p>
      <text:p text:style-name="P46"><text:span text:style-name="T17"/></text:p>
      <text:p text:style-name="P32"><text:span text:style-name="T17">... continued ...</text:span></text:p>
      <text:p text:style-name="Text_20_body"><text:span text:style-name="T17"/></text:p>
      <text:p text:style-name="Text_20_body"><text:span text:style-name="T17">then either of following two:</text:span></text:p>
      <text:list xml:id="list953773110" text:continue-numbering="true" text:style-name="L15">
        <text:list-item>
          <text:p text:style-name="P42"><text:span text:style-name="T17">raw “</text:span><text:span text:style-name="T13">APRS packet text</text:span><text:span text:style-name="T17">”</text:span></text:p>
        </text:list-item>
        <text:list-item>
          <text:p text:style-name="P42"><text:span text:style-name="T17">file </text:span><text:span text:style-name="T13">filepath</text:span></text:p>
        </text:list-item>
      </text:list>
      <text:p text:style-name="P28"><text:span text:style-name="T21">or combination of following six:</text:span></text:p>
      <text:list xml:id="list778969204" text:continue-numbering="true" text:style-name="L15">
        <text:list-item>
          <text:p text:style-name="P42"><text:span text:style-name="T17">name “</text:span><text:span text:style-name="T13">item-or-object-name</text:span><text:span text:style-name="T17">”</text:span></text:p>
        </text:list-item>
        <text:list-item>
          <text:p text:style-name="P42"><text:span text:style-name="T17">lat </text:span><text:span text:style-name="T13">latitude</text:span></text:p>
        </text:list-item>
        <text:list-item>
          <text:p text:style-name="P42"><text:span text:style-name="T17">lon </text:span><text:span text:style-name="T13">longitude</text:span></text:p>
        </text:list-item>
        <text:list-item>
          <text:p text:style-name="P42"><text:span text:style-name="T17">symbol “</text:span><text:span text:style-name="T13">two-character-symbol</text:span><text:span text:style-name="T17">”</text:span></text:p>
        </text:list-item>
        <text:list-item>
          <text:p text:style-name="P42"><text:span text:style-name="T17">type “</text:span><text:span text:style-name="T13">single-character-type</text:span><text:span text:style-name="T17">”</text:span></text:p>
        </text:list-item>
        <text:list-item>
          <text:p text:style-name="P42"><text:span text:style-name="T17">comment “</text:span><text:span text:style-name="T13">text</text:span><text:span text:style-name="T17">”</text:span></text:p>
        </text:list-item>
      </text:list>
      <text:p text:style-name="Text_20_body"><text:span text:style-name="T17"/></text:p>
      <text:p text:style-name="Text_20_body"><text:span text:style-name="T17">The <text:s/></text:span><text:span text:style-name="T13">to</text:span><text:span text:style-name="T17"> <text:s text:c="2"/>parameter sets explicit interface on which to send this beacon. <text:s/>If no <text:s/></text:span><text:span text:style-name="T13">to <text:s/></text:span><text:span text:style-name="T17"><text:s/>parameter is given, then the beacon is sent on all interfaces.</text:span></text:p>
      <text:p text:style-name="Text_20_body"><text:span text:style-name="T17">The <text:s/></text:span><text:span text:style-name="T13">for</text:span><text:span text:style-name="T17"> <text:s/>parameter sets beacon packet source callsign, and it gets its default value from transmit interface's callsign.</text:span></text:p>
      <text:p text:style-name="Text_20_body"><text:span text:style-name="T17">The <text:s/></text:span><text:span text:style-name="T13">dest</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3">via</text:span><text:span text:style-name="T17"> <text:s text:c="2"/>parameter adds fields on beacon AX.25 VIA path. <text:s/>Default is none, example value would be like: <text:s/>via “WIDE1-1”</text:span></text:p>
      <text:p text:style-name="Text_20_body"><text:span text:style-name="T17">The <text:s/></text:span><text:span text:style-name="T13">timefix</text:span><text:span text:style-name="T17"> <text:s/>parameter sets a flag to modify transmitted APRS packets that have a time stamp field. <text:s/>Set this only if your machine runs with good quality NTP time reference.</text:span></text:p>
      <text:p text:style-name="Text_20_body"><text:span text:style-name="T17"/></text:p>
      <text:p text:style-name="Text_20_body"><text:span text:style-name="T17">Some examples:</text:span></text:p>
      <text:p text:style-name="verbatim"><text:span text:style-name="T17">&lt;beacon&gt;</text:span></text:p>
      <text:p text:style-name="verbatim"><text:span text:style-name="T17"><text:s text:c="2"/>beacon<text:tab/>file /tmp/wxbeacon.txt</text:span></text:p>
      <text:p text:style-name="verbatim"><text:span text:style-name="T17"><text:s text:c="2"/>beacon<text:tab/>symbol "R&amp;" lat "6016.35N" lon "02506.36E" \</text:span></text:p>
      <text:p text:style-name="verbatim"><text:span text:style-name="T17"><text:tab/><text:tab/>comment "Aprx v1.96 - a Digi + Rx-iGate"</text:span></text:p>
      <text:p text:style-name="verbatim"><text:span text:style-name="T17"><text:s text:c="2"/>beacon<text:tab/>raw "!6016.30NR02506.36E&amp;Aprx v1.96 - a Digi + Rx-iGate"</text:span></text:p>
      <text:p text:style-name="verbatim"><text:span text:style-name="T17">&lt;/beacon&gt;</text:span></text:p>
      <text:p text:style-name="Text_20_body"><text:span text:style-name="T17"/></text:p>
      <text:p text:style-name="Text_20_body"><text:span text:style-name="T17">... continuing ...</text:span></text:p>
      <text:p text:style-name="P43"><text:span text:style-name="T17"/></text:p>
      <text:p text:style-name="Text_20_body"><text:span text:style-name="T17">There are three different ways to define beacon data: <text:s/></text:span><text:span text:style-name="T13">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3">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The <text:s/></text:span><text:span text:style-name="T13">raw</text:span><text:span text:style-name="T17"> <text:s/>parameter is followed by full raw APRS packet text. <text:s/>The packet data is not validated in any way!</text:span></text:p>
      <text:p text:style-name="Text_20_body"><text:span text:style-name="T17"/></text:p>
      <text:p text:style-name="Text_20_body"><text:span text:style-name="T17">The multi-component packet data content construction is done with following parameters:</text:span></text:p>
      <text:p text:style-name="Text_20_body"><text:span text:style-name="T17">The <text:s/></text:span><text:span text:style-name="T13">type</text:span><text:span text:style-name="T17"> <text:s/>parameter defaults to “!” and can be set to any of: <text:s text:c="2"/>"!", "=", "/", "@", ";" and ")".</text:span></text:p>
      <text:p text:style-name="Text_20_body"><text:span text:style-name="T17">The <text:s/></text:span><text:span text:style-name="T13">symbol</text:span><text:span text:style-name="T17"> <text:s/>parameter sets two character APRS symbol on the beaconed packet. <text:s/>It has no default value.</text:span></text:p>
      <text:p text:style-name="Text_20_body"><text:span text:style-name="T17">The <text:s/></text:span><text:span text:style-name="T13">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3">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3">name</text:span><text:span text:style-name="T17"> <text:s text:c="2"/>parameter sets name field for <text:s/></text:span><text:span text:style-name="T13">item</text:span><text:span text:style-name="T17"> <text:s text:c="2"/>and <text:s/></text:span><text:span text:style-name="T13">object</text:span><text:span text:style-name="T17"> <text:s/>type packets (“;” and “)”). <text:s/>There is no default value.</text:span></text:p>
      <text:p text:style-name="Text_20_body"><text:span text:style-name="T17">The <text:s/></text:span><text:span text:style-name="T13">comment</text:span><text:span text:style-name="T17"> <text:s text:c="2"/>parameter sets tail of the packet where an arbitrary text can appear, you can use UTF-8 characters in there. <text:s/>There is no default value.</text:span></text:p>
      <text:p text:style-name="Text_20_body"><text:span text:style-name="T17">In order to construct a packet with these multi-component fields, you must use at least parameters: <text:s/></text:span><text:span text:style-name="T13">symbol, lat, lon</text:span><text:span text:style-name="T17">.</text:span></text:p>
      <text:p text:style-name="Text_20_body"><text:span text:style-name="T17"/></text:p>
      <text:p text:style-name="Text_20_body"><text:bookmark-start text:name="__DdeLink__1161_1397494977"/><text:span text:style-name="T17"/></text:p>
      <text:list xml:id="list603587193" text:continue-list="list1205190461" text:style-name="Numbering_20_2">
        <text:list-item>
          <text:h text:style-name="P16" text:outline-level="2"><text:bookmark-end text:name="__DdeLink__1161_1397494977"/>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1">callsign</text:span></text:p>
      <text:p text:style-name="verbatim"><text:span text:style-name="T14"><text:tab/><text:tab/>ratelimit<text:tab/><text:tab/></text:span><text:span text:style-name="T11">300</text:span></text:p>
      <text:p text:style-name="verbatim"><text:span text:style-name="T14"><text:tab/><text:tab/>&lt;trace&gt;</text:span></text:p>
      <text:p text:style-name="verbatim"><text:span text:style-name="T14"><text:tab/><text:tab/><text:tab/>...<text:tab/></text:span><text:span text:style-name="T11">(defaults are usually OK)</text:span></text:p>
      <text:p text:style-name="verbatim"><text:span text:style-name="T14"><text:tab/><text:tab/>&lt;/trace&gt;</text:span></text:p>
      <text:p text:style-name="verbatim"><text:span text:style-name="T14"><text:tab/><text:tab/>&lt;wide&gt;</text:span></text:p>
      <text:p text:style-name="verbatim"><text:span text:style-name="T14"><text:tab/><text:tab/><text:tab/>...<text:tab/></text:span><text:span text:style-name="T11">(defaults are usually OK)</text:span></text:p>
      <text:p text:style-name="verbatim"><text:span text:style-name="T14"><text:tab/><text:tab/>&lt;/wide&gt;</text:span></text:p>
      <text:p text:style-name="verbatim"><text:span text:style-name="T14"><text:tab/><text:tab/>&lt;source&gt;</text:span></text:p>
      <text:p text:style-name="verbatim"><text:span text:style-name="T14"><text:tab/><text:tab/><text:tab/>source<text:tab/></text:span><text:span text:style-name="T11">callsign</text:span></text:p>
      <text:p text:style-name="verbatim"><text:span text:style-name="T14"><text:tab/><text:tab/><text:tab/>...<text:tab/></text:span><text:span text:style-name="T11">(defaults are usually OK)</text:span></text:p>
      <text:p text:style-name="verbatim"><text:span text:style-name="T14"><text:tab/><text:tab/>&lt;/source&gt;</text:span></text:p>
      <text:p text:style-name="verbatim"><text:span text:style-name="T14"><text:tab/><text:tab/>...<text:tab/><text:tab/></text:span><text:span text:style-name="T11">(more sources can be defined)</text:span></text:p>
      <text:p text:style-name="verbatim"><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upper limit on number of packets to be relayed per minute. <text:s/>System tracks number of packets sent per 3 second timeslots, and keeps total on 60 seconds under the ratelimit value. <text:s/>Default value is 300. <text:s/>Maximum value is 300.</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Text_20_body"><text:span text:style-name="T14"/></text:p>
      <text:p text:style-name="Text_20_body"><text:soft-page-break/><text:span text:style-name="T14">The </text:span><text:span text:style-name="T11">&lt;trace&gt;</text:span><text:span text:style-name="T14"> sub-section:</text:span></text:p>
      <text:p text:style-name="verbatim"><text:span text:style-name="T14"><text:tab/>&lt;trac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pan text:style-name="T14"><text:tab/><text:tab/>keys<text:tab/><text:tab/>TRACE,WIDE,RELAY</text:span></text:p>
      <text:p text:style-name="verbatim"><text:span text:style-name="T14"><text:tab/>&lt;/trace&gt;</text:span></text:p>
      <text:p text:style-name="Text_20_body"><text:span text:style-name="T14"/></text:p>
      <text:p text:style-name="Text_20_body"><text:span text:style-name="T14"/></text:p>
      <text:p text:style-name="Text_20_body"><text:span text:style-name="T14">The </text:span><text:span text:style-name="T11">&lt;wide&gt;</text:span><text:span text:style-name="T14"> sub-section:</text:span></text:p>
      <text:p text:style-name="verbatim"><text:span text:style-name="T14"><text:tab/>&lt;wid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pan text:style-name="T14"><text:tab/><text:tab/>keys<text:tab/><text:tab/>TRACE,WIDE</text:span></text:p>
      <text:p text:style-name="verbatim"><text:span text:style-name="T14"><text:tab/>&lt;/wide&gt;</text:span></text:p>
      <text:p text:style-name="Text_20_body"><text:span text:style-name="T14"/></text:p>
      <text:p text:style-name="Text_20_body"><text:span text:style-name="T14"/></text:p>
      <text:p text:style-name="Text_20_body"><text:span text:style-name="T14">The <text:s/></text:span><text:span text:style-name="T11">&lt;source&gt;</text:span><text:span text:style-name="T14"> <text:s/>sub-sections:</text:span></text:p>
      <text:p text:style-name="verbatim"><text:span text:style-name="T14"><text:tab/>&lt;source&gt;</text:span></text:p>
      <text:p text:style-name="verbatim"><text:span text:style-name="T14"><text:tab/><text:tab/>source<text:tab/><text:tab/></text:span><text:span text:style-name="T11">callsign</text:span></text:p>
      <text:p text:style-name="verbatim"><text:span text:style-name="T14"><text:tab/><text:tab/>relay-type<text:tab/></text:span><text:span text:style-name="T11">keyword</text:span></text:p>
      <text:p text:style-name="verbatim"><text:span text:style-name="T14"><text:tab/><text:tab/>viscous-delay<text:tab/></text:span><text:span text:style-name="T11">N</text:span><text:span text:style-name="T14"><text:tab/># in range: 0..9, default: 0</text:span></text:p>
      <text:p text:style-name="verbatim"><text:span text:style-name="T14"><text:tab/><text:tab/>regex-filter<text:tab/>...</text:span></text:p>
      <text:p text:style-name="verbatim"><text:span text:style-name="T14"><text:tab/><text:tab/>filter<text:tab/><text:tab/>...</text:span></text:p>
      <text:p text:style-name="verbatim"><text:span text:style-name="T14"><text:tab/><text:tab/>&lt;trace&gt;</text:span></text:p>
      <text:p text:style-name="verbatim"><text:span text:style-name="T14"><text:tab/><text:tab/><text:tab/>...</text:span></text:p>
      <text:p text:style-name="verbatim"><text:span text:style-name="T14"><text:tab/><text:tab/>&lt;/trace&gt;</text:span></text:p>
      <text:p text:style-name="verbatim"><text:span text:style-name="T14"><text:tab/><text:tab/>&lt;wide&gt;</text:span></text:p>
      <text:p text:style-name="verbatim"><text:span text:style-name="T14"><text:tab/><text:tab/><text:tab/>...</text:span></text:p>
      <text:p text:style-name="verbatim"><text:span text:style-name="T14"><text:tab/><text:tab/>&lt;/wide&gt;</text:span></text:p>
      <text:p text:style-name="verbatim"><text:span text:style-name="T14"><text:tab/>&lt;/source&gt;</text:span></text:p>
      <text:p text:style-name="Text_20_body"><text:span text:style-name="T14"/></text:p>
      <text:p text:style-name="Text_20_body"><text:span text:style-name="T14"/></text:p>
      <text:p text:style-name="Text_20_body"><text:span text:style-name="T14">MORE TO BE WRITTEN</text:span></text:p>
      <text:list xml:id="list1617601209" text:continue-list="list608060929" text:style-name="Outline">
        <text:list-item>
          <text:h text:style-name="P11" text:outline-level="1"><text:span text:style-name="T14">Running the Aprx Program</text:span></text:h>
        </text:list-item>
      </text:list>
      <text:p text:style-name="Text_20_body"><text:span text:style-name="T14">Zz</text:span></text:p>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6 Manual</text:title></text:p>
      </style:header>
      <style:footer>
        <text:p text:style-name="MP2"><text:page-number text:select-page="current">25</text:page-number> /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06T10:25:59</dc:date>
    <dc:creator>Matti KP20NG</dc:creator>
    <meta:editing-duration>PT35H31M49S</meta:editing-duration>
    <meta:editing-cycles>268</meta:editing-cycles>
    <meta:generator>OpenOffice.org/3.2$Unix OpenOffice.org_project/320m6$Build-9459</meta:generator>
    <dc:title>Aprx 1.96 Manual</dc:title>
    <meta:document-statistic meta:table-count="0" meta:image-count="0" meta:object-count="0" meta:page-count="28" meta:paragraph-count="462" meta:word-count="4149" meta:character-count="26905"/>
  </office:meta>
</office:document-meta>
</file>